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paragraph-properties fo:text-align="justify" style:justify-single-word="false"/>
      <style:text-properties style:font-name="Times New Roman" fo:font-size="12pt" style:font-size-asian="12pt" style:font-name-complex="Times New Roman1" style:font-size-complex="12pt"/>
    </style:style>
    <style:style style:name="P2" style:family="paragraph" style:parent-style-name="No_20_Spacing">
      <style:paragraph-properties fo:text-align="justify" style:justify-single-word="false"/>
    </style:style>
    <style:style style:name="P3" style:family="paragraph" style:parent-style-name="No_20_Spacing">
      <style:paragraph-properties fo:text-align="justify" style:justify-single-word="false"/>
      <style:text-properties officeooo:paragraph-rsid="0001fbc5"/>
    </style:style>
    <style:style style:name="P4" style:family="paragraph" style:parent-style-name="No_20_Spacing" style:master-page-name="Standard">
      <style:paragraph-properties fo:text-align="justify" style:justify-single-word="false" style:page-number="auto"/>
      <style:text-properties style:font-name="Times New Roman" fo:font-size="12pt" style:font-size-asian="12pt" style:font-name-complex="Times New Roman1" style:font-size-complex="12pt"/>
    </style:style>
    <style:style style:name="T1" style:family="text">
      <style:text-properties style:font-name="Times New Roman" fo:font-size="12pt" fo:font-weight="bold" style:font-size-asian="12pt" style:font-weight-asian="bold" style:font-name-complex="Times New Roman1" style:font-size-complex="12pt" style:font-weight-complex="bold"/>
    </style:style>
    <style:style style:name="T2"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officeooo:rsid="0002e4fc" style:font-size-asian="12pt" style:font-name-complex="Times New Roman1" style:font-size-complex="12pt"/>
    </style:style>
    <style:style style:name="T5" style:family="text">
      <style:text-properties fo:color="#ed1c24" style:font-name="Times New Roman" fo:font-size="12pt" officeooo:rsid="0001fbc5" style:font-size-asian="12pt" style:font-name-complex="Times New Roman1" style:font-size-complex="12pt"/>
    </style:style>
    <style:style style:name="T6" style:family="text">
      <style:text-properties fo:color="#ed1c24" style:font-name="Times New Roman" fo:font-size="12pt" officeooo:rsid="0002e4fc" style:font-size-asian="12pt" style:font-name-complex="Times New Roman1" style:font-size-complex="12pt"/>
    </style:style>
    <style:style style:name="T7" style:family="text">
      <style:text-properties fo:color="#ed1c24" style:font-name="Times New Roman" fo:font-size="12pt" fo:font-style="italic" officeooo:rsid="0001fbc5" style:font-size-asian="12pt" style:font-style-asian="italic" style:font-name-complex="Times New Roman1" style:font-size-complex="12pt" style:font-style-complex="italic"/>
    </style:style>
    <style:style style:name="T8" style:family="text">
      <style:text-properties fo:color="#ed1c24" style:font-name="Times New Roman" fo:font-size="12pt" fo:font-style="italic" officeooo:rsid="0002e4fc" style:font-size-asian="12pt" style:font-style-asian="italic" style:font-name-complex="Times New Roman1" style:font-size-complex="12pt" style:font-style-complex="italic"/>
    </style:style>
    <style:style style:name="T9" style:family="text">
      <style:text-properties fo:color="#ed1c24" style:font-name="Times New Roman" fo:font-size="12pt" fo:font-style="italic" officeooo:rsid="00032c73" style:font-size-asian="12pt" style:font-style-asian="italic" style:font-name-complex="Times New Roman1" style:font-size-complex="12pt"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text:span text:style-name="T1">Efficient Random Codes in a Shallow Neural Network</text:span></text:p>
      <text:p text:style-name="P1"/>
      <text:p text:style-name="P2"><text:span text:style-name="T2">Abstract:</text:span></text:p>
      <text:p text:style-name="P3"><text:span text:style-name="T3">Efficient coding has served as a guiding principle in understanding the neural code. To date, however, it has been explored mainly in the context of peripheral sensory cells with simple tuning curves. By contrast, ‘deeper’ neurons such as grid cells come with more complex tuning properties which imply a different, yet highly efficient, strategy for representing information. I will show that highly efficient coding is not a specific property of a population of neurons with finely tuned response properties, but that it emerges robustly in a random code produced by a shallow network. </text:span><text:span text:style-name="T5">In a code produced by a shallow network with random connections/synapses? (</text:span><text:span text:style-name="T7">The code is not strictly random, since it inheritates some features from the first layer, which has a structure)</text:span></text:p>
      <text:p text:style-name="P3"><text:span text:style-name="T3"><text:s/>Here, optimality obtains from a tradeoff between two qualitatively different types of error: ‘local’ errors (common to usual </text:span><text:span text:style-name="T5">(classical?) </text:span><text:span text:style-name="T3">neural population codes) and ‘global’ (or ‘catastrophic’) errors. This tradeoff </text:span><text:span text:style-name="T4">(</text:span><text:span text:style-name="T6">The balance of these instances?</text:span><text:span text:style-name="T8"> To avoid repetition and be more specific </text:span><text:span text:style-name="T9">on the results</text:span><text:span text:style-name="T6">) </text:span><text:span text:style-name="T3">leads to efficient compression of information from a high-dimensional representation to a low-dimensional one. After describing the theoretical framework, I will use it to re-interpret recordings of motor cortex in behaving monkey. Our framework addresses the encoding of (sensory) information; if time allows, I will comment on ongoing work that focuses on decoding from the perspective of efficient coding.</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va Azeredo da Silveira</meta:initial-creator>
    <meta:editing-cycles>12</meta:editing-cycles>
    <meta:creation-date>2021-02-08T18:49:00</meta:creation-date>
    <dc:date>2021-02-08T20:35:10.128960627</dc:date>
    <meta:editing-duration>PT30M59S</meta:editing-duration>
    <meta:generator>LibreOffice/6.0.7.3$Linux_X86_64 LibreOffice_project/00m0$Build-3</meta:generator>
    <meta:document-statistic meta:table-count="0" meta:image-count="0" meta:object-count="0" meta:page-count="1" meta:paragraph-count="4" meta:word-count="235" meta:character-count="1551" meta:non-whitespace-character-count="13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